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5" table:formula="of:=SUM([.C3:.C50])" office:value-type="float" office:value="11.5" calcext:value-type="float">
            <text:p>11,5</text:p>
          </table:table-cell>
          <table:table-cell table:style-name="ce5" table:formula="of:=SUM([.D3:.D50])" office:value-type="float" office:value="20.5" calcext:value-type="float">
            <text:p>20,5</text:p>
          </table:table-cell>
          <table:table-cell table:style-name="ce6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1" calcext:value-type="date">
            <text:p>2016-02-1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10]*[.B10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00-00-00</text:date>, <text:time style:data-style-name="N2" text:time-value="02:20:50.12636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13T02:20:57.120251395</dc:date>
    <meta:editing-duration>PT37M</meta:editing-duration>
    <meta:editing-cycles>13</meta:editing-cycles>
    <meta:generator>LibreOffice/5.0.2.2$Linux_X86_64 LibreOffice_project/00m0$Build-2</meta:generator>
    <meta:document-statistic meta:table-count="1" meta:cell-count="53" meta:object-count="0"/>
  </office:meta>
</office:document-meta>
</file>